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123" officeooo:paragraph-rsid="00015123"/>
    </style:style>
    <style:style style:name="P2" style:family="paragraph" style:parent-style-name="Standard">
      <style:text-properties officeooo:rsid="00018aa1" officeooo:paragraph-rsid="00018aa1"/>
    </style:style>
    <style:style style:name="P3" style:family="paragraph" style:parent-style-name="Standard">
      <style:text-properties fo:font-weight="normal" officeooo:rsid="00018aa1" officeooo:paragraph-rsid="00018aa1" style:font-weight-asian="normal" style:font-weight-complex="normal"/>
    </style:style>
    <style:style style:name="P4" style:family="paragraph" style:parent-style-name="Standard">
      <style:text-properties fo:font-weight="normal" officeooo:rsid="00024a47" officeooo:paragraph-rsid="00024a47" style:font-weight-asian="normal" style:font-weight-complex="normal"/>
    </style:style>
    <style:style style:name="P5" style:family="paragraph" style:parent-style-name="Standard">
      <style:text-properties fo:font-weight="normal" officeooo:rsid="00033f5e" officeooo:paragraph-rsid="00033f5e" style:font-weight-asian="normal" style:font-weight-complex="normal"/>
    </style:style>
    <style:style style:name="P6" style:family="paragraph" style:parent-style-name="Standard">
      <style:text-properties fo:font-weight="normal" officeooo:rsid="00033f5e" officeooo:paragraph-rsid="00018aa1" style:font-weight-asian="normal" style:font-weight-complex="normal"/>
    </style:style>
    <style:style style:name="P7" style:family="paragraph" style:parent-style-name="Standard">
      <style:text-properties fo:font-weight="normal" officeooo:rsid="0005319f" officeooo:paragraph-rsid="0005319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f5e" officeooo:paragraph-rsid="00033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f5e" officeooo:paragraph-rsid="00053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f5e" officeooo:paragraph-rsid="0005c2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3f5e" officeooo:paragraph-rsid="00033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f931"/>
    </style:style>
    <style:style style:name="T3" style:family="text">
      <style:text-properties officeooo:rsid="0005319f"/>
    </style:style>
    <style:style style:name="T4" style:family="text">
      <style:text-properties officeooo:rsid="0005c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atica Ingles Tema 1</text:p>
      <text:p text:style-name="P2">1.2 Page 8 <text:span text:style-name="T1">Present Simple and Present Continuous.</text:span>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3:32:07.571000000</meta:creation-date>
    <dc:date>2020-09-22T14:04:21.537000000</dc:date>
    <meta:editing-duration>PT21M50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12" meta:character-count="72" meta:non-whitespace-character-count="62"/>
  </office:meta>
</office:document-meta>
</file>